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97466666666667cm"/>
    </style:style>
    <style:style style:name="co2" style:family="table-column">
      <style:table-column-properties fo:break-before="auto" style:column-width="5.143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Country</text:p>
          </table:table-cell>
          <table:table-cell office:value-type="string" table:style-name="ce3">
            <text:p>Most Recent Value (Thousands)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1">
            <text:p>World</text:p>
          </table:table-cell>
          <table:table-cell office:value-type="float" office:value="7673656.8700000001" table:style-name="ce2">
            <text:p>7,673,656.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ab World</text:p>
          </table:table-cell>
          <table:table-cell office:value-type="float" office:value="427870.27" table:style-name="ce2">
            <text:p>427,870.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ibbean small states</text:p>
          </table:table-cell>
          <table:table-cell office:value-type="float" office:value="7401.38" table:style-name="ce2">
            <text:p>7,401.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Europe and the Baltics</text:p>
          </table:table-cell>
          <table:table-cell office:value-type="float" office:value="102393.11" table:style-name="ce2">
            <text:p>102,393.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st Asia &amp; Pacific</text:p>
          </table:table-cell>
          <table:table-cell office:value-type="float" office:value="2340692.0299999998" table:style-name="ce2">
            <text:p>2,340,692.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ast Asia &amp; Pacific (excluding high income)</text:p>
          </table:table-cell>
          <table:table-cell office:value-type="float" office:value="2093675.04" table:style-name="ce2">
            <text:p>2,093,675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 area</text:p>
          </table:table-cell>
          <table:table-cell office:value-type="float" office:value="342671.03" table:style-name="ce2">
            <text:p>342,671.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 &amp; Central Asia</text:p>
          </table:table-cell>
          <table:table-cell office:value-type="float" office:value="921192.97" table:style-name="ce2">
            <text:p>921,192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 &amp; Central Asia (excluding high income)</text:p>
          </table:table-cell>
          <table:table-cell office:value-type="float" office:value="399389.24" table:style-name="ce2">
            <text:p>399,389.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uropean Union</text:p>
          </table:table-cell>
          <table:table-cell office:value-type="float" office:value="447580.06" table:style-name="ce2">
            <text:p>447,580.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gile and conflict affected situations</text:p>
          </table:table-cell>
          <table:table-cell office:value-type="float" office:value="798133.22" table:style-name="ce2">
            <text:p>798,133.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eavily indebted poor countries (HIPC)</text:p>
          </table:table-cell>
          <table:table-cell office:value-type="float" office:value="801708.04" table:style-name="ce2">
            <text:p>801,708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in America &amp; Caribbean</text:p>
          </table:table-cell>
          <table:table-cell office:value-type="float" office:value="646430.78" table:style-name="ce2">
            <text:p>646,430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in America &amp; Caribbean (excluding high income)</text:p>
          </table:table-cell>
          <table:table-cell office:value-type="float" office:value="613773.12" table:style-name="ce2">
            <text:p>613,773.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st developed countries: UN classification</text:p>
          </table:table-cell>
          <table:table-cell office:value-type="float" office:value="1033388.88" table:style-name="ce2">
            <text:p>1,033,388.8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dle East &amp; North Africa</text:p>
          </table:table-cell>
          <table:table-cell office:value-type="float" office:value="456709.51" table:style-name="ce2">
            <text:p>456,709.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dle East &amp; North Africa (excluding high income)</text:p>
          </table:table-cell>
          <table:table-cell office:value-type="float" office:value="389457.09" table:style-name="ce2">
            <text:p>389,457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 America</text:p>
          </table:table-cell>
          <table:table-cell office:value-type="float" office:value="365896.93" table:style-name="ce2">
            <text:p>365,896.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ECD members</text:p>
          </table:table-cell>
          <table:table-cell office:value-type="float" office:value="1360092.86" table:style-name="ce2">
            <text:p>1,360,092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small states</text:p>
          </table:table-cell>
          <table:table-cell office:value-type="float" office:value="31361.26" table:style-name="ce2">
            <text:p>31,361.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cific island small states</text:p>
          </table:table-cell>
          <table:table-cell office:value-type="float" office:value="2493.6999999999998" table:style-name="ce2">
            <text:p>2,493.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all states</text:p>
          </table:table-cell>
          <table:table-cell office:value-type="float" office:value="41256.339999999997" table:style-name="ce2">
            <text:p>41,256.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h Asia</text:p>
          </table:table-cell>
          <table:table-cell office:value-type="float" office:value="1835776.74" table:style-name="ce2">
            <text:p>1,835,776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-Saharan Africa</text:p>
          </table:table-cell>
          <table:table-cell office:value-type="float" office:value="1106957.8999999999" table:style-name="ce2">
            <text:p>1,106,957.9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b-Saharan Africa (excluding high income)</text:p>
          </table:table-cell>
          <table:table-cell office:value-type="float" office:value="1105594.56" table:style-name="ce2">
            <text:p>1,105,594.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igh income</text:p>
          </table:table-cell>
          <table:table-cell office:value-type="float" office:value="1235991.0900000001" table:style-name="ce2">
            <text:p>1,235,991.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 &amp; middle income</text:p>
          </table:table-cell>
          <table:table-cell office:value-type="float" office:value="6437665.7800000003" table:style-name="ce2">
            <text:p>6,437,665.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 income</text:p>
          </table:table-cell>
          <table:table-cell office:value-type="float" office:value="668454.96" table:style-name="ce2">
            <text:p>668,454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wer middle income</text:p>
          </table:table-cell>
          <table:table-cell office:value-type="float" office:value="2913369.05" table:style-name="ce2">
            <text:p>2,913,369.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ddle income</text:p>
          </table:table-cell>
          <table:table-cell office:value-type="float" office:value="5769210.8200000003" table:style-name="ce2">
            <text:p>5,769,210.8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pper middle income</text:p>
          </table:table-cell>
          <table:table-cell office:value-type="float" office:value="2855841.76" table:style-name="ce2">
            <text:p>2,855,841.76</text:p>
          </table:table-cell>
          <table:table-cell table:number-columns-repeated="16382"/>
        </table:table-row>
        <table:table-row table:number-rows-repeated="1048544" table:style-name="ro1">
          <table:table-cell table:number-columns-repeated="16384"/>
        </table:table-row>
      </table:table>
      <table:database-ranges>
        <table:database-range table:target-range-address="Sheet1.A1:Sheet1.B3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Manuel Souto Pico</meta:initial-creator>
    <dc:creator>Manuel Souto Pico</dc:creator>
    <meta:creation-date>2021-05-09T16:43:43Z</meta:creation-date>
    <dc:date>2021-05-09T17:10:09Z</dc:date>
  </office:meta>
</office:document-meta>
</file>